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97000002A864971068E0465F7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4.426cm" fo:min-width="12.29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1.736cm" fo:min-width="10.49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custom-shape text:anchor-type="paragraph" draw:z-index="1" draw:name="Forma 1" draw:style-name="gr2" svg:width="14.84cm" svg:height="2.453cm" svg:x="1.104cm" svg:y="0.471cm"><text:p text:style-name="P1">Ejercio 6 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0" draw:name="Forma 2" draw:style-name="gr1" draw:text-style-name="P1" svg:width="12.292cm" svg:height="4.426cm" svg:x="2.064cm" svg:y="0.252cm"><text:p text:style-name="P1">Nombre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2" draw:name="Forma 3" draw:style-name="gr1" draw:text-style-name="P1" svg:width="12.292cm" svg:height="4.426cm" svg:x="2.235cm" svg:y="0.049cm"><text:p text:style-name="P1">Nota 1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3" draw:name="Forma 4" draw:style-name="gr1" draw:text-style-name="P1" svg:width="12.292cm" svg:height="4.426cm" svg:x="2.593cm" svg:y="0.233cm"><text:p text:style-name="P1">Nota 2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4" draw:name="Forma 6" draw:style-name="gr1" draw:text-style-name="P1" svg:width="12.292cm" svg:height="4.426cm" svg:x="2.574cm" svg:y="0.111cm"><text:p text:style-name="P1">Nota 3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5" draw:name="Forma 5" draw:style-name="gr1" draw:text-style-name="P1" svg:width="12.292cm" svg:height="4.426cm" svg:x="2.406cm" svg:y="-0.194cm"><text:p text:style-name="P1">Nota media</text:p><draw:enhanced-geometry svg:viewBox="0 0 21600 21600" draw:type="rectangle" draw:enhanced-path="M 0 0 L 21600 0 21600 21600 0 21600 0 0 Z N"/></draw:custom-shap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6" draw:name="Forma 7" draw:style-name="gr1" draw:text-style-name="P1" svg:width="12.292cm" svg:height="4.426cm" svg:x="2.406cm" svg:y="0.455cm"><text:p text:style-name="P1">Print final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" text:anchor-type="char" svg:width="17cm" svg:height="12.578cm" draw:z-index="7"><draw:image xlink:href="Pictures/1000000100000397000002A864971068E0465F7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3T19:51:30.960770065</meta:creation-date>
    <dc:date>2025-10-03T20:00:13.918792214</dc:date>
    <meta:editing-duration>PT8M43S</meta:editing-duration>
    <meta:editing-cycles>1</meta:editing-cycles>
    <meta:document-statistic meta:table-count="0" meta:image-count="1" meta:object-count="0" meta:page-count="2" meta:paragraph-count="0" meta:word-count="0" meta:character-count="0" meta:non-whitespace-character-count="0"/>
    <meta:generator>LibreOffice/7.5.6.2$Linux_X86_64 LibreOffice_project/50$Build-2</meta:generator>
  </office:meta>
</office:document-meta>
</file>